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copyright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-asian="Times New Roman"/>
    </style:style>
    <style:style style:name="T3" style:parent-style-name="DefaultParagraphFont" style:family="text">
      <style:text-properties style:font-name-asian="Times New Roman" fo:font-weight="bold" style:font-weight-asian="bold" style:font-weight-complex="bold"/>
    </style:style>
    <style:style style:name="T4" style:parent-style-name="DefaultParagraphFont" style:family="text">
      <style:text-properties style:font-name-asian="Times New Roman"/>
    </style:style>
    <style:style style:name="T5" style:parent-style-name="Hyperlink" style:family="text">
      <style:text-properties style:font-name-asian="Times New Roman"/>
    </style:style>
    <style:style style:name="P6" style:parent-style-name="Heading2" style:family="paragraph">
      <style:text-properties style:font-name-asian="Times New Roman"/>
    </style:style>
    <style:style style:name="T7" style:parent-style-name="bold" style:family="text">
      <style:text-properties fo:font-weight="bold" style:font-weight-asian="bold" style:font-weight-complex="bold"/>
    </style:style>
    <style:style style:family="graphic" style:name="a0">
      <style:graphic-properties style:wrap="parallel" style:wrap-contour="false" style:writing-mode="lr-tb" draw:fill="solid" draw:fill-color="#808080" draw:opacity="100%" draw:stroke="none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Copyright © This course contains materials from "Survivability and Information Assurance" (copyright 2005 Carnegie Mellon University) with special permission of the Software Engineering Institute at Carnegie Mellon University.</text:p>
      <text:p text:style-name="Normal"><text:span text:style-name="T2"><draw:custom-shape svg:x="0in" svg:y="0in" svg:width="9.37847in" svg:height="0.13472in" draw:z-index="0" draw:id="id0" draw:style-name="a0" draw:name="Horizontal Line 1" text:anchor-type="as-char"><svg:desc/><draw:enhanced-geometry draw:type="non-primitive" svg:viewBox="0 0 21600 21600" draw:enhanced-path="M 0 0 L 21600 0 21600 21600 0 21600 Z N"/></draw:custom-shape></text:span></text:p>
      <text:p text:style-name="Normal"><text:span text:style-name="T3">Table of Contents</text:span></text:p>
      <text:p text:style-name="Normal"><text:span text:style-name="T4">1.<text:s/></text:span><text:a xlink:href="#AEN6" office:target-frame-name="_top" xlink:show="replace"><text:span text:style-name="T5">Exam - Introduction</text:span></text:a></text:p>
      <text:h text:style-name="P6" text:outline-level="2"><text:bookmark-start text:name="AEN6"/>1. Exam - Introduction<text:bookmark-end text:name="AEN6"/></text:h>
      <text:p text:style-name="NormalWeb"><text:span text:style-name="T7">Introduction to Principles of Survivability and Information Assurance</text:span></text:p>
      <text:p text:style-name="NormalWeb">Overview: These are the exam questions for the Introduction to Principles of Survivability and Information Assurance.</text:p>
      <text:p text:style-name="NormalWeb">Who is the audience for "Principles of Survivability and Information Assurance"?</text:p>
      <text:p text:style-name="NormalWeb">What does the acronym "SFU" stand for?</text:p>
      <text:p text:style-name="NormalWeb">What are the major topic areas of the SIA Curriculum?</text:p>
      <text:p text:style-name="NormalWeb">Fill in the blank in this sentence: "System administrators view the set of problems they face and the solutions to those problems through _______________________."</text:p>
      <text:p text:style-name="NormalWeb">What should system administrators do instead?</text:p>
      <text:p text:style-name="NormalWeb">What role does technology play in solutions to problems?</text:p>
      <text:p text:style-name="NormalWeb">Why is it important to understand the Principles of Survivability and Information Assurance?</text:p>
      <text:p text:style-name="NormalWeb">Fill in the blanks in this sentence: One of the goals of this course is to discuss what is _______ for the system administrator and what is ___.'</text:p>
      <text:p text:style-name="NormalWeb">Define survivability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/>
      <style:text-properties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style:font-name-asian="Times New Roman" fo:color="#000000" fo:font-size="12pt" style:font-size-asian="12pt" style:font-size-complex="12pt"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840084" style:text-underline-type="single" style:text-underline-style="solid" style:text-underline-width="auto" style:text-underline-mode="continuous"/>
    </style:style>
    <style:style style:name="copyright" style:display-name="copyright" style:family="paragraph" style:parent-style-name="Normal">
      <style:paragraph-properties fo:margin-top="0.0694in" fo:margin-bottom="0.0694in"/>
      <style:text-properties fo:hyphenate="false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NormalWeb" style:display-name="Normal (Web)" style:family="paragraph" style:parent-style-name="Normal">
      <style:paragraph-properties fo:margin-top="0.0694in" fo:margin-bottom="0.0694in"/>
      <style:text-properties fo:hyphenate="false"/>
    </style:style>
    <style:style style:name="bold" style:display-name="bold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Pfeiffer University</meta:initial-creator>
    <dc:creator>Pfeiffer University</dc:creator>
    <meta:creation-date>2010-07-15T05:34:00Z</meta:creation-date>
    <dc:date>2010-07-15T05:34:00Z</dc:date>
    <meta:template xlink:href="Normal.dotm" xlink:type="simple"/>
    <meta:editing-cycles>2</meta:editing-cycles>
    <meta:editing-duration>PT0S</meta:editing-duration>
    <meta:document-statistic meta:page-count="1" meta:paragraph-count="2" meta:word-count="179" meta:character-count="1202" meta:row-count="8" meta:non-whitespace-character-count="1025"/>
  </office:meta>
</office:document-meta>
</file>